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2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19" style:family="table-cell" style:parent-style-name="Default">
      <style:text-properties fo:color="#c921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font-name="Liberation Sans1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_fiber_section_shear_05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Comprobación a cortante sección rectangular según EHE-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teriale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Hormigó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ck=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c</text:span>=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cd</text:span>=</text:p>
          </table:table-cell>
          <table:table-cell table:formula="of:=[.C5]/[.C6]" office:value-type="float" office:value="23.3333333333333" calcext:value-type="float">
            <text:p>23.33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text:span text:style-name="T1">1cd</text:span>=</text:p>
          </table:table-cell>
          <table:table-cell table:style-name="Default" table:formula="of:=0.6*[.C7]" office:value-type="float" office:value="14" calcext:value-type="float">
            <text:p>1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EHE <text:span text:style-name="T2">§</text:span>44.2.3.1</text:p>
          </table:table-cell>
        </table:table-row>
        <table:table-row table:style-name="ro1">
          <table:table-cell/>
          <table:table-cell office:value-type="string" calcext:value-type="string">
            <text:p>Acero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k</text:span>=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y</text:span>=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d</text:span>=</text:p>
          </table:table-cell>
          <table:table-cell table:formula="of:=[.C10]/[.C11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σ<text:span text:style-name="T1">sd</text:span>=</text:p>
          </table:table-cell>
          <table:table-cell table:formula="of:=MIN([.C12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rack control (coments to clause 40.2 EHE).</text:p>
          </table:table-cell>
        </table:table-row>
        <table:table-row table:style-name="ro1">
          <table:table-cell office:value-type="string" calcext:value-type="string">
            <text:p>Secció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ncho<text:span text:style-name="T2">: </text:span>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/>
          <table:table-cell table:style-name="ce1" office:value-type="string" calcext:value-type="string">
            <text:p>canto: 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of the strut to be considered in the verification according to EHE <text:span text:style-name="T2">§</text:span>40.3.5</text:p>
          </table:table-cell>
        </table:table-row>
        <table:table-row table:style-name="ro1">
          <table:table-cell/>
          <table:table-cell table:style-name="ce3" office:value-type="string" calcext:value-type="string">
            <text:p>b<text:span text:style-name="T1">0</text:span>=</text:p>
          </table:table-cell>
          <table:table-cell table:formula="of:=[.C15]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depth of the section.(EHE <text:span text:style-name="T2">§</text:span>44.2.3.4.2)</text:p>
          </table:table-cell>
        </table:table-row>
        <table:table-row table:style-name="ro1">
          <table:table-cell/>
          <table:table-cell table:style-name="ce3" office:value-type="string" calcext:value-type="string">
            <text:p>d=</text:p>
          </table:table-cell>
          <table:table-cell office:value-type="float" office:value="0.470002535108253" calcext:value-type="float">
            <text:p>0.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r arm</text:p>
          </table:table-cell>
        </table:table-row>
        <table:table-row table:style-name="ro1">
          <table:table-cell/>
          <table:table-cell table:style-name="ce3" office:value-type="string" calcext:value-type="string">
            <text:p>z=</text:p>
          </table:table-cell>
          <table:table-cell office:value-type="float" office:value="0.427056018066349" calcext:value-type="float">
            <text:p>0.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efficient which depends on the axial force EHE §44.2.3.1</text:p>
          </table:table-cell>
        </table:table-row>
        <table:table-row table:style-name="ro1">
          <table:table-cell/>
          <table:table-cell table:style-name="ce1" office:value-type="string" calcext:value-type="string">
            <text:p>K=</text:p>
          </table:table-cell>
          <table:table-cell office:value-type="float" office:value="1.07086864969573" calcext:value-type="float">
            <text:p>1.07</text:p>
          </table:table-cell>
          <table:table-cell/>
          <table:table-cell table:style-name="ce11" office:value-type="string" calcext:value-type="string" table:number-columns-spanned="1" table:number-rows-spanned="2">
            <text:p>Angle between the compression struts in the concrete and the member’s axis (ﬁgura 44.2.3.1 EHE).</text:p>
          </table:table-cell>
        </table:table-row>
        <table:table-row table:style-name="ro1">
          <table:table-cell/>
          <table:table-cell table:style-name="ce4" office:value-type="string" calcext:value-type="string">
            <text:p>θ=</text:p>
          </table:table-cell>
          <table:table-cell office:value-type="float" office:value="27.050097447639" calcext:value-type="float">
            <text:p>27.05</text:p>
          </table:table-cell>
          <table:table-cell office:value-type="string" calcext:value-type="string">
            <text:p>º</text:p>
          </table:table-cell>
          <table:covered-table-cell/>
        </table:table-row>
        <table:table-row table:style-name="ro1">
          <table:table-cell/>
          <table:table-cell table:style-name="ce4" office:value-type="string" calcext:value-type="string">
            <text:p>cotg(θ)=</text:p>
          </table:table-cell>
          <table:table-cell table:formula="of:=1/TAN(RADIANS([.C21]))" office:value-type="float" office:value="1.95837549081651" calcext:value-type="float">
            <text:p>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do</text:p>
          </table:table-cell>
          <table:table-cell table:style-name="ce4"/>
          <table:table-cell table:number-columns-repeated="2"/>
          <table:table-cell table:style-name="ce11" office:value-type="string" calcext:value-type="string" table:number-columns-spanned="1" table:number-rows-spanned="2">
            <text:p>Angle between the reinforcements and the member’s axis (ﬁgura 44.2.3.1 EHE).</text:p>
          </table:table-cell>
        </table:table-row>
        <table:table-row table:style-name="ro1">
          <table:table-cell/>
          <table:table-cell table:style-name="ce2" office:value-type="string" calcext:value-type="string">
            <text:p>α=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º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>
            <text:p>cotg(α)=</text:p>
          </table:table-cell>
          <table:table-cell table:formula="of:=1/TAN(RADIANS([.C24]))" office:value-type="float" office:value="6.12323399573677E-017" calcext:value-type="float">
            <text:p>0.00</text:p>
          </table:table-cell>
          <table:table-cell/>
          <table:table-cell office:value-type="string" calcext:value-type="string">
            <text:p>Area per unit length of each set of reinforcements forming an angle D with the main axis of the member (figura 44.2.3.1 EHE).</text:p>
          </table:table-cell>
        </table:table-row>
        <table:table-row table:style-name="ro1">
          <table:table-cell/>
          <table:table-cell table:style-name="ce2" office:value-type="string" calcext:value-type="string">
            <text:p>A<text:span text:style-name="T1">α</text:span>=</text:p>
          </table:table-cell>
          <table:table-cell table:formula="of:=5*PI()*(0.012/2)^2/0.2*10000" office:value-type="float" office:value="28.2743338823081" calcext:value-type="float">
            <text:p>28.27</text:p>
          </table:table-cell>
          <table:table-cell office:value-type="string" calcext:value-type="string">
            <text:p>cm²/m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office:value-type="string" calcext:value-type="string">
            <text:p>Ultimate shear force failure due to diagonal compression in the web.</text:p>
          </table:table-cell>
        </table:table-row>
        <table:table-row table:style-name="ro1">
          <table:table-cell/>
          <table:table-cell table:style-name="ce5" office:value-type="string" calcext:value-type="string">
            <text:p>V<text:span text:style-name="T1">u1</text:span>=</text:p>
          </table:table-cell>
          <table:table-cell table:style-name="ce8" table:formula="of:=[.C20]*[.C8]*[.C17]*[.C18]*([.C22]+[.C25])/(1+[.C22]^2)*1000" office:value-type="float" office:value="2853.92699121667" calcext:value-type="float">
            <text:p>2,853.93</text:p>
          </table:table-cell>
          <table:table-cell table:style-name="ce9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/>
          <table:table-cell table:style-name="ce5"/>
          <table:table-cell table:style-name="ce18" office:value-type="float" office:value="2853.92699121667" calcext:value-type="float">
            <text:p>2,853.93</text:p>
          </table:table-cell>
          <table:table-cell table:style-name="ce21" office:value-type="string" calcext:value-type="string">
            <text:p>kN</text:p>
          </table:table-cell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2"/>
          <table:table-cell table:style-name="ce19" table:formula="of:=([.C29]-[.C28])/[.C2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9"/>
          <table:table-cell/>
          <table:table-cell office:value-type="string" calcext:value-type="string">
            <text:p>Design strength of the reinforcement (clause 40.2 EHE).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3">f</text:span><text:span text:style-name="T4">yα,d</text:span><text:span text:style-name="T3">=</text:span></text:p>
          </table:table-cell>
          <table:table-cell table:formula="of:=[.C13]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fyα,d*Aα=</text:p>
          </table:table-cell>
          <table:table-cell table:formula="of:=[.C26]/10000*[.C32]*1000" office:value-type="float" office:value="1130.97335529233" calcext:value-type="float">
            <text:p>1,130.97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en(<text:span text:style-name="T2">α)*(cotg(α)+cotg(θ))=</text:span></text:p>
          </table:table-cell>
          <table:table-cell table:formula="of:=SIN(RADIANS([.C24]))*([.C25]+[.C22])" office:value-type="float" office:value="1.95837549081651" calcext:value-type="float">
            <text:p>1.9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Vsu=</text:p>
          </table:table-cell>
          <table:table-cell table:style-name="ce8" table:formula="of:=[.C34]*[.C33]*[.C19]" office:value-type="float" office:value="945.873776164831" calcext:value-type="float">
            <text:p>945.87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web’s transverse reinforcement to shear strength.</text:p>
          </table:table-cell>
        </table:table-row>
        <table:table-row table:style-name="ro1">
          <table:table-cell table:number-columns-repeated="2"/>
          <table:table-cell office:value-type="float" office:value="945.05972405512" calcext:value-type="float">
            <text:p>945.06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36]-[.C35])/[.C35]" office:value-type="float" office:value="-0.000860635034212777" calcext:value-type="float">
            <text:p>-0.000860635034212777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θ<text:span text:style-name="T1">e</text:span>=</text:p>
          </table:table-cell>
          <table:table-cell office:value-type="float" office:value="40.4195859872611" calcext:value-type="float">
            <text:p>40.42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Reference angle of inclination of cracks computed according the general method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<text:span text:style-name="T1">e</text:span>)=</text:p>
          </table:table-cell>
          <table:table-cell table:formula="of:=1/TAN(RADIANS([.C39]))" office:value-type="float" office:value="1.17418256222984" calcext:value-type="float">
            <text:p>1.17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β=</text:p>
          </table:table-cell>
          <table:table-cell table:formula="of:=IF([.C22]&lt;[.C40];(2*[.C22]-1)/(2*[.C40]-1);([.C22]-2)/([.C40]-2))" office:value-type="float" office:value="0.0504040085371398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.15/γc=</text:p>
          </table:table-cell>
          <table:table-cell table:style-name="Default" table:formula="of:=0.15/[.C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0*<text:span text:style-name="T2">ρ=</text:span></text:p>
          </table:table-cell>
          <table:table-cell table:formula="of:=0.00668081502853337*100" office:value-type="float" office:value="0.668081502853337" calcext:value-type="float">
            <text:p>0.67</text:p>
          </table:table-cell>
          <table:table-cell/>
          <table:table-cell office:value-type="string" calcext:value-type="string">
            <text:p>Geometric ratio of the main longitudinal tensioning reinforcement.</text:p>
          </table:table-cell>
        </table:table-row>
        <table:table-row table:style-name="ro1">
          <table:table-cell/>
          <table:table-cell table:style-name="ce1" office:value-type="string" calcext:value-type="string">
            <text:p>f<text:span text:style-name="T1">cv</text:span>=</text:p>
          </table:table-cell>
          <table:table-cell table:style-name="Default" table:formula="of:=[.C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ξ=</text:p>
          </table:table-cell>
          <table:table-cell table:formula="of:=1+SQRT(200/([.C18]*1000))" office:value-type="float" office:value="1.65232631378154" calcext:value-type="float">
            <text:p>1.6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σ’<text:span text:style-name="T1">cd</text:span>=</text:p>
          </table:table-cell>
          <table:table-cell office:value-type="float" office:value="1.65360182623371" calcext:value-type="float">
            <text:p>1.65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axial tension in the web of the section, according to clause 44.2.3.2.1.2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c</text:span>=</text:p>
          </table:table-cell>
          <table:table-cell table:formula="of:=[.C41]*[.C17]*[.C18]*([.C42]*[.C45]*([.C43]*[.C44])^(1/3))*1000" office:value-type="float" office:value="11.1933545448303" calcext:value-type="float">
            <text:p>11.19</text:p>
          </table:table-cell>
          <table:table-cell/>
          <table:table-cell office:value-type="string" calcext:value-type="string">
            <text:p>Contribution of the concrete properly speaking.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p</text:span>=</text:p>
          </table:table-cell>
          <table:table-cell table:formula="of:=[.C41]*[.C17]*[.C18]*0.15*[.C46]*1000" office:value-type="float" office:value="5.87607701443068" calcext:value-type="float">
            <text:p>5.88</text:p>
          </table:table-cell>
          <table:table-cell/>
          <table:table-cell office:value-type="string" calcext:value-type="string">
            <text:p>Contribution of the compressive stress.</text:p>
          </table:table-cell>
        </table:table-row>
        <table:table-row table:style-name="ro1">
          <table:table-cell/>
          <table:table-cell table:style-name="ce5" office:value-type="string" calcext:value-type="string">
            <text:p>Vcu=</text:p>
          </table:table-cell>
          <table:table-cell table:style-name="ce8" table:formula="of:=[.C41]*[.C17]*[.C18]*([.C42]*[.C45]*([.C43]*[.C44])^(1/3)+0.15*[.C46])*1000" office:value-type="float" office:value="17.069431559261" calcext:value-type="float">
            <text:p>17.07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concrete to the shear strength</text:p>
          </table:table-cell>
        </table:table-row>
        <table:table-row table:style-name="ro1">
          <table:table-cell table:number-columns-repeated="2"/>
          <table:table-cell office:value-type="float" office:value="17.069431559261" calcext:value-type="float">
            <text:p>17.07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0]-[.C49])/[.C49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1" office:value-type="string" calcext:value-type="string">
            <text:p>Vu2,min=</text:p>
          </table:table-cell>
          <table:table-cell table:style-name="ce3" table:formula="of:=([.C42]/2*[.C45]^(3/2)*SQRT([.C44])+0.15*[.C46])*[.C17]*[.C18]*1000" office:value-type="float" office:value="411.869024430849" calcext:value-type="float">
            <text:p>411.87</text:p>
          </table:table-cell>
          <table:table-cell office:value-type="string" calcext:value-type="string">
            <text:p>kN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u2=</text:p>
          </table:table-cell>
          <table:table-cell table:style-name="ce8" table:formula="of:=MAX([.C49]+[.C35]; [.C52])" office:value-type="float" office:value="962.943207724092" calcext:value-type="float">
            <text:p>962.9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tensile force in the web (EHE §44.2.3.2.2).</text:p>
          </table:table-cell>
        </table:table-row>
        <table:table-row table:style-name="ro1">
          <table:table-cell table:number-columns-repeated="2"/>
          <table:table-cell office:value-type="float" office:value="962.129155614381" calcext:value-type="float">
            <text:p>962.13</text:p>
          </table:table-cell>
          <table:table-cell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4]-[.C53])/[.C53]" office:value-type="float" office:value="-0.000845379149238413" calcext:value-type="float">
            <text:p>-0.000845379149238413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5" office:value-type="string" calcext:value-type="string">
            <text:p>Vu=</text:p>
          </table:table-cell>
          <table:table-cell table:style-name="ce8" table:formula="of:=MIN([.C53];[.C28])" office:value-type="float" office:value="962.943207724092" calcext:value-type="float">
            <text:p>962.9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Shear strength of the RC section (EHE <text:span text:style-name="T2">§44.2.3)</text:span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d=</text:p>
          </table:table-cell>
          <table:table-cell table:style-name="ce8" office:value-type="float" office:value="1067" calcext:value-type="float">
            <text:p>1,067.00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Design value of the effective shear force</text:p>
          </table:table-cell>
        </table:table-row>
        <table:table-row table:style-name="ro1">
          <table:table-cell/>
          <table:table-cell table:style-name="ce5" office:value-type="string" calcext:value-type="string">
            <text:p>FC=</text:p>
          </table:table-cell>
          <table:table-cell table:style-name="ce8" table:formula="of:=[.C58]/[.C56]" office:value-type="float" office:value="1.10806119347562" calcext:value-type="float">
            <text:p>1.11</text:p>
          </table:table-cell>
          <table:table-cell table:style-name="ce9"/>
          <table:table-cell table:style-name="ce9" office:value-type="string" calcext:value-type="string">
            <text:p>Efficiency (Vd/Vrd)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17.069431559261" calcext:value-type="float">
            <text:p>17.069431559261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962.943207724092" calcext:value-type="float">
            <text:p>962.943207724092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6-18T17:59:17.238222639</meta:creation-date>
    <dc:date>2025-06-21T19:04:30.751359491</dc:date>
    <dc:creator>Luis C. Pérez Tato</dc:creator>
    <meta:editing-duration>PT3H25M21S</meta:editing-duration>
    <meta:editing-cycles>55</meta:editing-cycles>
    <meta:generator>LibreOffice/7.3.7.2$Linux_X86_64 LibreOffice_project/30$Build-2</meta:generator>
    <meta:document-statistic meta:table-count="1" meta:cell-count="157" meta:object-count="0"/>
  </office:meta>
</office:document-meta>
</file>